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Mangal1" svg:font-family="Mangal"/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0693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" fo:font-size="14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in" fo:margin-bottom="0.0693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" fo:font-size="14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.0693in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4" style:family="paragraph" style:parent-style-name="Text_20_body">
      <style:paragraph-properties fo:margin-top="0in" fo:margin-bottom="0.0693in" loext:contextual-spacing="false" fo:line-height="138%" style:writing-mode="lr-tb"/>
      <style:text-properties fo:font-variant="normal" fo:text-transform="none" fo:color="#000000" style:text-line-through-style="none" style:text-line-through-type="none" style:font-name="Helvetica" fo:font-size="9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.0693in" loext:contextual-spacing="false" fo:line-height="138%" style:writing-mode="lr-tb"/>
    </style:style>
    <style:style style:name="P6" style:family="paragraph" style:parent-style-name="Text_20_body">
      <style:paragraph-properties fo:margin-left="0in" fo:margin-right="0in" fo:margin-top="0in" fo:margin-bottom="0.0693in" loext:contextual-spacing="false" fo:line-height="138%" fo:text-indent="3.0134in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Text_20_body">
      <style:paragraph-properties fo:margin-left="0.5in" fo:margin-right="0in" fo:margin-top="0in" fo:margin-bottom="0.0693in" loext:contextual-spacing="false" fo:line-height="138%" fo:text-indent="2.5626in" style:auto-text-indent="false" style:writing-mode="lr-tb"/>
      <style:text-properties fo:font-variant="normal" fo:text-transform="none" fo:color="#000000" style:text-line-through-style="none" style:text-line-through-type="none" style:font-name="Times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Text_20_body">
      <style:paragraph-properties fo:margin-top="0in" fo:margin-bottom="0.0693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" fo:font-size="14pt" fo:font-style="normal" style:text-underline-style="none" fo:font-weight="bold" style:text-blinking="false" fo:background-color="transparent"/>
    </style:style>
    <style:style style:name="P10" style:family="paragraph" style:parent-style-name="Text_20_body">
      <style:paragraph-properties fo:margin-top="0in" fo:margin-bottom="0.0693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" fo:font-size="14pt" fo:font-style="normal" style:text-underline-style="none" fo:font-weight="bold" officeooo:paragraph-rsid="000a376b" style:text-blinking="false" fo:background-color="transparent"/>
    </style:style>
    <style:style style:name="P11" style:family="paragraph" style:parent-style-name="Text_20_body">
      <style:paragraph-properties fo:margin-top="0in" fo:margin-bottom="0.0693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" fo:font-size="14pt" fo:font-style="normal" style:text-underline-style="none" fo:font-weight="normal" officeooo:paragraph-rsid="000a376b" style:text-blinking="false" fo:background-color="transparent" style:font-weight-asian="normal" style:font-weight-complex="normal"/>
    </style:style>
    <style:style style:name="P12" style:family="paragraph" style:parent-style-name="Text_20_body">
      <style:paragraph-properties fo:margin-top="0in" fo:margin-bottom="0.0693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" fo:font-size="14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in" fo:margin-bottom="0.0693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" fo:font-size="14pt" fo:font-style="normal" style:text-underline-style="none" fo:font-weight="normal" officeooo:paragraph-rsid="000aea1f" style:text-blinking="false" fo:background-color="transparent"/>
    </style:style>
    <style:style style:name="P14" style:family="paragraph" style:parent-style-name="Text_20_body">
      <style:paragraph-properties fo:margin-top="0in" fo:margin-bottom="0.0693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" fo:font-size="14pt" fo:font-style="normal" style:text-underline-style="none" fo:font-weight="normal" officeooo:paragraph-rsid="000cf5ea" style:text-blinking="false" fo:background-color="transparent"/>
    </style:style>
    <style:style style:name="P15" style:family="paragraph" style:parent-style-name="Text_20_body">
      <style:paragraph-properties fo:margin-top="0in" fo:margin-bottom="0.0693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" fo:font-size="14pt" fo:font-style="normal" style:text-underline-style="none" fo:font-weight="normal" officeooo:paragraph-rsid="000d9c65" style:text-blinking="false" fo:background-color="transparent"/>
    </style:style>
    <style:style style:name="P16" style:family="paragraph" style:parent-style-name="Text_20_body">
      <style:paragraph-properties fo:margin-top="0in" fo:margin-bottom="0.0693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" fo:font-size="14pt" fo:font-style="normal" style:text-underline-style="none" fo:font-weight="normal" officeooo:rsid="000aea1f" officeooo:paragraph-rsid="000aea1f" style:text-blinking="false" fo:background-color="transparent"/>
    </style:style>
    <style:style style:name="P17" style:family="paragraph" style:parent-style-name="Text_20_body">
      <style:paragraph-properties fo:margin-top="0in" fo:margin-bottom="0.0693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" fo:font-size="14pt" fo:font-style="normal" style:text-underline-style="solid" style:text-underline-width="auto" style:text-underline-color="font-color" fo:font-weight="bold" officeooo:paragraph-rsid="000d9c65" style:text-blinking="false" fo:background-color="transparent" style:font-weight-asian="bold" style:font-weight-complex="bold"/>
    </style:style>
    <style:style style:name="P18" style:family="paragraph" style:parent-style-name="Text_20_body">
      <style:paragraph-properties fo:margin-top="0in" fo:margin-bottom="0.0693in" loext:contextual-spacing="false" fo:line-height="138%" style:writing-mode="lr-tb"/>
    </style:style>
    <style:style style:name="T1" style:family="text">
      <style:text-properties style:font-name="Times" fo:font-size="14pt" fo:font-style="normal" fo:font-weight="normal"/>
    </style:style>
    <style:style style:name="T2" style:family="text">
      <style:text-properties style:font-name="Times" fo:font-size="14pt" fo:font-style="normal" fo:font-weight="bold" style:font-weight-asian="bold" style:font-weight-complex="bold"/>
    </style:style>
    <style:style style:name="T3" style:family="text">
      <style:text-properties style:font-name="Times" fo:font-size="14pt" fo:font-style="normal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Times" fo:font-size="14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Times" fo:font-size="14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Times" fo:font-size="14pt" fo:font-style="normal" style:text-underline-style="solid" style:text-underline-width="auto" style:text-underline-color="font-color" fo:font-weight="bold" style:text-blinking="false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font-name="Times" fo:font-size="14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1" style:family="text">
      <style:text-properties officeooo:rsid="0002d692"/>
    </style:style>
    <style:style style:name="T12" style:family="text">
      <style:text-properties officeooo:rsid="000510aa"/>
    </style:style>
    <style:style style:name="T13" style:family="text">
      <style:text-properties officeooo:rsid="00067d1f"/>
    </style:style>
    <style:style style:name="T14" style:family="text">
      <style:text-properties officeooo:rsid="0007b561"/>
    </style:style>
    <style:style style:name="T15" style:family="text">
      <style:text-properties officeooo:rsid="000aea1f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cfe56d28-a1ec-7814-b9c9-8ddde102cc93"/>CJPR_01 - Core Java Programming </text:p>
      <text:p text:style-name="P1">1. Asociați conceptele cu definiția adecvată.</text:p>
      <text:p text:style-name="P2">a) JSP  - <text:span text:style-name="T12">d</text:span>                                                  a) tehnologie de crearea a</text:p>
      <text:p text:style-name="P2">b) Swing  - <text:span text:style-name="T11">a</text:span>                                                 interfeței de utilizator grafice </text:p>
      <text:p text:style-name="P2">c) JIT  - <text:span text:style-name="T14">c</text:span>                                                  b) tehnologie de dezvoltare a</text:p>
      <text:p text:style-name="P2">d) JavaFX  - <text:span text:style-name="T13">b</text:span>                                                aplicațiilor client </text:p>
      <text:p text:style-name="P3">                                                              <text:span text:style-name="T1">c) o parte a mașinii virtuale</text:span></text:p>
      <text:p text:style-name="P6">     <text:span text:style-name="T1">care accelerează interpretarea </text:span></text:p>
      <text:p text:style-name="P7">d) tehnologie care permite integrarea codului Java in HTML</text:p>
      <text:p text:style-name="Text_20_body"/>
      <text:p text:style-name="P1">2. Codul sursă Java se traduce în codul:</text:p>
      <text:p text:style-name="P10">a) bytecode </text:p>
      <text:p text:style-name="P11">b) programul mașinii c) C d) C++ </text:p>
      <text:p text:style-name="P1">3. Completați textul prin adăugarea cuvintelor lipsă.</text:p>
      <text:p text:style-name="P2">Răspunsuri oferite: JVM, JRE, JDK, JIT, JVV</text:p>
      <text:p text:style-name="P16">JVM – Java Virtual Machine</text:p>
      <text:p text:style-name="P16">JRE – Java Runtime Environemnt</text:p>
      <text:p text:style-name="P16">JDK – Java Development Kit</text:p>
      <text:p text:style-name="P16">JIT – Just in time compiler</text:p>
      <text:p text:style-name="P16">JVV - ???</text:p>
      <text:p text:style-name="P13">Pentru ca o aplicație scrisă în Java să fie executată cu succes pe un sistem, acesta trebuie să posed<text:span text:style-name="T15">e</text:span>__<text:span text:style-name="T15">JVM</text:span>______ şi clasele încorporate. Toate acestea sunt localizate într-un mediu de executare cunoscut sub numele de ___<text:span text:style-name="T15">JRE</text:span>_____ . </text:p>
      <text:p text:style-name="P1"/>
      <text:p text:style-name="P1"/>
      <text:p text:style-name="P1"><text:soft-page-break/>4. Ce aplicaţie traduce codul Java în bytecode?</text:p>
      <text:p text:style-name="P5"><text:span text:style-name="T9">a) Javac</text:span><text:span text:style-name="T10"> </text:span><text:span text:style-name="T7">b) Java c) Javat d) Bytecode</text:span><text:span text:style-name="T5"> </text:span></text:p>
      <text:p text:style-name="P5"><text:span text:style-name="T5"/></text:p>
      <text:p text:style-name="P1">5. Care aplicaţie activează interpretarea lui Java bytecode?</text:p>
      <text:p text:style-name="P3"><text:span text:style-name="T17">    </text:span><text:span text:style-name="T3">a) Java </text:span><text:span text:style-name="T1">b) Javac c) Javai d) Interpret </text:span></text:p>
      <text:p text:style-name="P1">6. Javascript şi Java sunt:</text:p>
      <text:p text:style-name="P14"><text:span text:style-name="T17">a) limbaje diferite</text:span> </text:p>
      <text:p text:style-name="P14">b) acelaşi limbaj cu nume diferite c) aceleaşi limbaje folosite pe platforme diferite d) implementări diferite ale aceluiași limbaj </text:p>
      <text:p text:style-name="P1">7. Ce extensie are Java bytecode?</text:p>
      <text:p text:style-name="P17">a) Class </text:p>
      <text:p text:style-name="P15">b) Java c) Bytecode d) JC</text:p>
      <text:p text:style-name="P4">© Copyright Link group 20 / 22</text:p>
      <text:p text:style-name="P8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Mangal1" svg:font-family="Mangal"/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18-07-16T11:50:53.296000000</dc:date>
    <meta:editing-duration>PT5M36S</meta:editing-duration>
    <meta:editing-cycles>11</meta:editing-cycles>
    <meta:document-statistic meta:table-count="0" meta:image-count="0" meta:object-count="0" meta:page-count="3" meta:paragraph-count="32" meta:word-count="228" meta:character-count="1612" meta:non-whitespace-character-count="1130"/>
  </office:meta>
</office:document-meta>
</file>